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6">
      <style:text-properties officeooo:rsid="000ba570" officeooo:paragraph-rsid="000ba570"/>
    </style:style>
    <style:style style:name="P2" style:family="paragraph" style:parent-style-name="Standard" style:list-style-name="L7">
      <style:text-properties officeooo:rsid="000ba570" officeooo:paragraph-rsid="000ba570"/>
    </style:style>
    <style:style style:name="P3" style:family="paragraph" style:parent-style-name="Standard" style:list-style-name="L8">
      <style:text-properties officeooo:rsid="000ba570" officeooo:paragraph-rsid="000ba570"/>
    </style:style>
    <style:style style:name="P4" style:family="paragraph" style:parent-style-name="Standard" style:list-style-name="L9">
      <style:text-properties officeooo:rsid="000ba570" officeooo:paragraph-rsid="000ba570"/>
    </style:style>
    <style:style style:name="P5" style:family="paragraph" style:parent-style-name="Standard" style:list-style-name="L10">
      <style:text-properties officeooo:rsid="000ba570" officeooo:paragraph-rsid="000ba570"/>
    </style:style>
    <style:style style:name="P6" style:family="paragraph" style:parent-style-name="Standard" style:list-style-name="L7">
      <style:text-properties officeooo:paragraph-rsid="000ba570"/>
    </style:style>
    <style:style style:name="T1" style:family="text">
      <style:text-properties officeooo:rsid="000ba570"/>
    </style:style>
    <style:style style:name="T2" style:family="text">
      <style:text-properties officeooo:rsid="000d5e67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osition Modes</text:h>
      <text:list xml:id="list4069159848999303675" text:style-name="L6">
        <text:list-item>
          <text:p text:style-name="P1"><text:span text:style-name="Button">F1</text:span> Fullscreen</text:p>
        </text:list-item>
        <text:list-item>
          <text:p text:style-name="P1"><text:span text:style-name="Button">F2</text:span> Picture in Picture</text:p>
        </text:list-item>
        <text:list-item>
          <text:p text:style-name="P1"><text:span text:style-name="Button">F3</text:span> Side-by-Side Equal</text:p>
        </text:list-item>
        <text:list-item>
          <text:p text:style-name="P1"><text:span text:style-name="Button">F4</text:span> Side-by-Side Preview</text:p>
        </text:list-item>
      </text:list>
      <text:h text:style-name="Heading_20_1" text:outline-level="1">Select A-Source</text:h>
      <text:list xml:id="list7784912803293364081" text:style-name="L7">
        <text:list-item>
          <text:p text:style-name="P2"><text:span text:style-name="Button">1</text:span> Source Nr. 1</text:p>
        </text:list-item>
        <text:list-item>
          <text:p text:style-name="P2"><text:span text:style-name="Button">2</text:span> Source Nr. 2</text:p>
        </text:list-item>
        <text:list-item>
          <text:p text:style-name="P6"><text:span text:style-name="T1">…</text:span></text:p>
        </text:list-item>
      </text:list>
      <text:h text:style-name="Heading_20_1" text:outline-level="1">Select B-Source</text:h>
      <text:list xml:id="list9005545137883965348" text:style-name="L8">
        <text:list-item>
          <text:p text:style-name="P3"><text:span text:style-name="Button">Ctrl+1</text:span> Source Nr. 1</text:p>
        </text:list-item>
        <text:list-item>
          <text:p text:style-name="P3"><text:span text:style-name="Button">Ctrl+2</text:span> Source Nr. 2</text:p>
        </text:list-item>
        <text:list-item>
          <text:p text:style-name="P3">…</text:p>
        </text:list-item>
      </text:list>
      <text:h text:style-name="Heading_20_1" text:outline-level="1">Set Fullscteen</text:h>
      <text:list xml:id="list115778618558515297" text:style-name="L9">
        <text:list-item>
          <text:p text:style-name="P4"><text:span text:style-name="Button">Alt+1</text:span> Source Nr. 1</text:p>
        </text:list-item>
        <text:list-item>
          <text:p text:style-name="P4"><text:span text:style-name="Button">Alt+2</text:span> <text:span text:style-name="T2">S</text:span>ource Nr. 2</text:p>
        </text:list-item>
        <text:list-item>
          <text:p text:style-name="P4">…</text:p>
        </text:list-item>
      </text:list>
      <text:h text:style-name="Heading_20_1" text:outline-level="1">Other options</text:h>
      <text:list xml:id="list4094320541966398010" text:style-name="L10">
        <text:list-item>
          <text:p text:style-name="P5"><text:span text:style-name="Button">t</text:span> C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apple-system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tton" style:family="text" style:parent-style-name="Source_20_Text">
      <style:text-properties style:text-position="0% 100%" fo:font-size="11pt" style:letter-kerning="true" fo:background-color="#dddddd" style:font-size-asian="10.5pt" loext:padding="0.0201in" loext:border="0.06pt solid #808080" loext:shadow="#808080 0.0201in 0.020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örner</meta:initial-creator>
    <meta:creation-date>2016-08-28T13:39:22.021710118</meta:creation-date>
    <dc:date>2016-08-28T13:53:06.743760530</dc:date>
    <dc:creator>Peter Körner</dc:creator>
    <meta:editing-duration>PT2M14S</meta:editing-duration>
    <meta:editing-cycles>1</meta:editing-cycles>
    <meta:document-statistic meta:table-count="0" meta:image-count="0" meta:object-count="0" meta:page-count="1" meta:paragraph-count="19" meta:word-count="65" meta:character-count="276" meta:non-whitespace-character-count="244"/>
    <meta:generator>LibreOffice/5.1.4.2$Linux_X86_64 LibreOffice_project/10m0$Build-2</meta:generator>
  </office:meta>
</office:document-meta>
</file>